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05cm" draw:marker-end="Arrow" draw:marker-end-width="0.305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-width="0.305cm" draw:marker-end-width="0.305cm" draw:textarea-vertical-align="middle"/>
    </style:style>
    <style:style style:name="gr6" style:family="graphic" style:parent-style-name="standard" style:list-style-name="L1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 style:list-style-name="L1">
      <style:graphic-properties draw:textarea-vertical-align="middle"/>
    </style:style>
    <style:style style:name="gr9" style:family="graphic" style:parent-style-name="standard" style:list-style-name="L1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family="Arial" style:font-family-generic="roman" style:font-pitch="variable" fo:font-size="12pt" style:letter-kerning="true" style:font-size-asian="12pt" style:font-family-complex="'Arial Unicode MS'" style:font-family-generic-complex="system" style:font-pitch-complex="variable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Arial" style:font-family-generic="roman" style:font-pitch="variable" fo:font-size="14pt" style:letter-kerning="true" style:font-size-asian="14pt" style:font-family-complex="'Arial Unicode MS'" style:font-family-generic-complex="system" style:font-pitch-complex="variabl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Arial" style:font-family-generic="roman" style:font-pitch="variable" fo:font-size="12pt" style:letter-kerning="true" style:font-size-asian="12pt" style:font-family-complex="'Arial Unicode MS'" style:font-family-generic-complex="system" style:font-pitch-complex="variable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4.445cm" svg:height="1.27cm" svg:x="7.985cm" svg:y="2.27cm">
          <text:p text:style-name="P1"><text:span text:style-name="T1">Node Manager</text:span></text:p>
        </draw:rect>
        <draw:rect draw:style-name="gr1" draw:text-style-name="P2" xml:id="id2" draw:id="id2" draw:layer="layout" svg:width="4.445cm" svg:height="1.27cm" svg:x="7.985cm" svg:y="4.81cm">
          <text:p text:style-name="P1"><text:span text:style-name="T1">Ethernet/COM</text:span></text:p>
          <text:p text:style-name="P1"><text:span text:style-name="T1">Connection</text:span></text:p>
        </draw:rect>
        <draw:connector draw:style-name="gr2" draw:text-style-name="P1" draw:layer="layout" svg:x1="10.207cm" svg:y1="3.54cm" svg:x2="10.207cm" svg:y2="4.81cm" draw:start-shape="id1" draw:start-glue-point="2" draw:end-shape="id2" svg:d="M10207 3540v1270">
          <text:p/>
        </draw:connector>
        <draw:rect draw:style-name="gr1" draw:text-style-name="P2" xml:id="id3" draw:id="id3" draw:layer="layout" svg:width="3.81cm" svg:height="1.27cm" svg:x="14.335cm" svg:y="7.35cm">
          <text:p text:style-name="P1"><text:span text:style-name="T1">Ethernet/COM</text:span></text:p>
          <text:p text:style-name="P1"><text:span text:style-name="T1">Thread</text:span></text:p>
        </draw:rect>
        <draw:rect draw:style-name="gr1" draw:text-style-name="P2" xml:id="id11" draw:id="id11" draw:layer="layout" svg:width="3.81cm" svg:height="1.27cm" svg:x="15.605cm" svg:y="2.905cm">
          <text:p text:style-name="P1"><text:span text:style-name="T1">Scheduler</text:span></text:p>
        </draw:rect>
        <draw:connector draw:style-name="gr3" draw:text-style-name="P1" draw:layer="layout" svg:x1="10.207cm" svg:y1="6.08cm" svg:x2="16.24cm" svg:y2="7.35cm" draw:start-shape="id2" draw:start-glue-point="2" draw:end-shape="id3" draw:end-glue-point="0" svg:d="M10207 6080v635h6033v635">
          <text:p/>
        </draw:connector>
        <draw:rect draw:style-name="gr1" draw:text-style-name="P2" xml:id="id4" draw:id="id4" draw:layer="layout" svg:width="3.81cm" svg:height="1.27cm" svg:x="13.065cm" svg:y="14.97cm">
          <text:p text:style-name="P1"><text:span text:style-name="T2">Msg</text:span></text:p>
          <text:p text:style-name="P1"><text:span text:style-name="T2">Disassembler</text:span></text:p>
        </draw:rect>
        <draw:rect draw:style-name="gr1" draw:text-style-name="P2" xml:id="id8" draw:id="id8" draw:layer="layout" svg:width="5.08cm" svg:height="1.27cm" svg:x="12.43cm" svg:y="23.225cm">
          <text:p text:style-name="P1"><text:span text:style-name="T2">Socket/COM Port</text:span></text:p>
        </draw:rect>
        <draw:connector draw:style-name="gr4" draw:text-style-name="P1" draw:layer="layout" svg:x1="14.97cm" svg:y1="16.24cm" svg:x2="14.97cm" svg:y2="18.78cm" draw:start-shape="id4" draw:start-glue-point="2" draw:end-shape="id5" draw:end-glue-point="0" svg:d="M14970 16240v2540">
          <text:p/>
        </draw:connector>
        <draw:rect draw:style-name="gr5" draw:text-style-name="P2" xml:id="id6" draw:id="id6" draw:layer="layout" svg:width="3.81cm" svg:height="1.27cm" svg:x="2.27cm" svg:y="7.35cm">
          <text:p text:style-name="P1"><text:span text:style-name="T1">Ethernet/COM</text:span></text:p>
          <text:p text:style-name="P1"><text:span text:style-name="T1">Thread</text:span></text:p>
        </draw:rect>
        <draw:connector draw:style-name="gr3" draw:text-style-name="P1" draw:layer="layout" svg:x1="10.207cm" svg:y1="6.08cm" svg:x2="4.175cm" svg:y2="7.35cm" draw:start-shape="id2" draw:start-glue-point="2" draw:end-shape="id6" svg:d="M10207 6080v635h-6032v635">
          <text:p/>
        </draw:connector>
        <draw:rect draw:style-name="gr6" draw:text-style-name="P3" xml:id="id10" draw:id="id10" draw:layer="layout" svg:width="3.81cm" svg:height="1.905cm" svg:x="4.81cm" svg:y="14.335cm">
          <text:p text:style-name="P1"><text:span text:style-name="T3">Msg</text:span></text:p>
          <text:p text:style-name="P1"><text:span text:style-name="T3">Assembler</text:span></text:p>
        </draw:rect>
        <draw:connector draw:style-name="gr7" draw:text-style-name="P4" draw:layer="layout" svg:x1="14.335cm" svg:y1="11.16cm" svg:x2="14.97cm" svg:y2="14.97cm" draw:start-shape="id7" draw:start-glue-point="1" draw:end-shape="id4" draw:end-glue-point="0" svg:d="M14335 11160h635v3810">
          <text:p/>
        </draw:connector>
        <draw:connector draw:style-name="gr4" draw:text-style-name="P1" draw:layer="layout" svg:x1="12.43cm" svg:y1="23.86cm" svg:x2="11.16cm" svg:y2="23.86cm" draw:start-shape="id8" draw:start-glue-point="3" draw:end-shape="id9" draw:end-glue-point="1" svg:d="M12430 23860h-1270">
          <text:p/>
        </draw:connector>
        <draw:connector draw:style-name="gr7" draw:text-style-name="P4" draw:layer="layout" svg:x1="7.985cm" svg:y1="23.86cm" svg:x2="6.715cm" svg:y2="16.24cm" draw:start-shape="id9" draw:start-glue-point="3" draw:end-shape="id10" draw:end-glue-point="2" svg:d="M7985 23860h-1270v-7620">
          <text:p/>
        </draw:connector>
        <draw:connector draw:style-name="gr4" draw:text-style-name="P1" draw:layer="layout" svg:x1="6.715cm" svg:y1="14.335cm" svg:x2="12.43cm" svg:y2="11.795cm" draw:start-shape="id10" draw:start-glue-point="0" draw:end-shape="id7" draw:end-glue-point="2" svg:d="M6715 14335v-1270h5715v-1270">
          <text:p/>
        </draw:connector>
        <draw:rect draw:style-name="gr8" draw:text-style-name="P3" xml:id="id9" draw:id="id9" draw:layer="layout" svg:width="3.175cm" svg:height="1.27cm" svg:x="7.985cm" svg:y="23.225cm">
          <text:p text:style-name="P1"><text:span text:style-name="T3">OnRawReceive</text:span></text:p>
          <text:p text:style-name="P1"><text:span text:style-name="T3">Event</text:span></text:p>
        </draw:rect>
        <draw:rect draw:style-name="gr9" draw:text-style-name="P3" xml:id="id5" draw:id="id5" draw:layer="layout" svg:width="3.81cm" svg:height="1.27cm" svg:x="13.065cm" svg:y="18.78cm">
          <text:p text:style-name="P1"><text:span text:style-name="T3">OnRawSend</text:span></text:p>
          <text:p text:style-name="P1"><text:span text:style-name="T3">Event</text:span></text:p>
        </draw:rect>
        <draw:connector draw:style-name="gr4" draw:text-style-name="P1" draw:layer="layout" svg:x1="17.51cm" svg:y1="4.175cm" svg:x2="19.334cm" svg:y2="5.748cm" draw:start-shape="id11" draw:start-glue-point="2" svg:d="M17510 4175v1037h1824v536">
          <text:p/>
        </draw:connector>
        <draw:connector draw:style-name="gr4" draw:text-style-name="P1" draw:layer="layout" svg:x1="14.97cm" svg:y1="20.05cm" svg:x2="14.97cm" svg:y2="23.225cm" draw:start-shape="id5" draw:start-glue-point="2" draw:end-shape="id8" draw:end-glue-point="0" svg:d="M14970 20050v3175">
          <text:p/>
        </draw:connector>
        <draw:rect draw:style-name="gr1" draw:text-style-name="P2" xml:id="id7" draw:id="id7" draw:layer="layout" svg:width="3.81cm" svg:height="1.27cm" svg:x="10.525cm" svg:y="10.525cm">
          <text:p text:style-name="P1"><text:span text:style-name="T1">Scheduler</text:span></text:p>
        </draw:rect>
        <draw:connector draw:style-name="gr2" draw:text-style-name="P1" draw:layer="layout" svg:x1="12.43cm" svg:y1="10.525cm" svg:x2="16.24cm" svg:y2="8.62cm" draw:start-shape="id7" draw:start-glue-point="0" draw:end-shape="id3" draw:end-glue-point="2" svg:d="M12430 10525v-952h3810v-9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m Kueneman</meta:initial-creator>
    <meta:creation-date>2015-01-10T18:01:13</meta:creation-date>
    <dc:date>2015-01-22T06:02:24</dc:date>
    <dc:creator>Jim Kueneman</dc:creator>
    <meta:editing-duration>P1DT3H33M45S</meta:editing-duration>
    <meta:editing-cycles>9</meta:editing-cycles>
    <meta:generator>OpenOffice/4.1.1$Unix OpenOffice.org_project/411m6$Build-9775</meta:generator>
    <meta:document-statistic meta:object-count="22"/>
  </office:meta>
</office:document-meta>
</file>